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d266" officeooo:paragraph-rsid="0016d26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8b16" officeooo:paragraph-rsid="001a8b1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be72" officeooo:paragraph-rsid="001cbe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4a6f" officeooo:paragraph-rsid="001e4a6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32dc0" officeooo:paragraph-rsid="00232dc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19dc3" officeooo:paragraph-rsid="0021c891" style:font-weight-asian="bold" style:font-weight-complex="bold"/>
    </style:style>
    <style:style style:name="P7" style:family="paragraph" style:parent-style-name="Standard">
      <style:text-properties fo:font-weight="bold" officeooo:rsid="00219dc3" officeooo:paragraph-rsid="00219dc3" style:font-weight-asian="bold" style:font-weight-complex="bold"/>
    </style:style>
    <style:style style:name="P8" style:family="paragraph" style:parent-style-name="Standard">
      <style:text-properties fo:font-weight="bold" officeooo:rsid="0020b537" officeooo:paragraph-rsid="0020b53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bdf45" officeooo:paragraph-rsid="002bdf4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de579" officeooo:paragraph-rsid="002de579" style:font-weight-asian="bold" style:font-weight-complex="bold"/>
    </style:style>
    <style:style style:name="P11" style:family="paragraph" style:parent-style-name="Standard">
      <style:text-properties officeooo:rsid="00181a83" officeooo:paragraph-rsid="00181a83"/>
    </style:style>
    <style:style style:name="P12" style:family="paragraph" style:parent-style-name="Standard">
      <style:text-properties officeooo:rsid="001cbe72" officeooo:paragraph-rsid="001cbe72"/>
    </style:style>
    <style:style style:name="P13" style:family="paragraph" style:parent-style-name="Standard">
      <style:text-properties officeooo:rsid="001eee76" officeooo:paragraph-rsid="001eee76"/>
    </style:style>
    <style:style style:name="P14" style:family="paragraph" style:parent-style-name="Standard">
      <style:text-properties officeooo:rsid="0020b537" officeooo:paragraph-rsid="0020b537"/>
    </style:style>
    <style:style style:name="P15" style:family="paragraph" style:parent-style-name="Standard">
      <style:text-properties officeooo:paragraph-rsid="0021c891"/>
    </style:style>
    <style:style style:name="P16" style:family="paragraph" style:parent-style-name="Standard">
      <style:text-properties fo:font-weight="normal" officeooo:rsid="00189ff9" officeooo:paragraph-rsid="00189ff9" style:font-weight-asian="normal" style:font-weight-complex="normal"/>
    </style:style>
    <style:style style:name="P17" style:family="paragraph" style:parent-style-name="Standard">
      <style:text-properties fo:font-weight="normal" officeooo:rsid="001b2bcf" officeooo:paragraph-rsid="001b2bc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311e" officeooo:paragraph-rsid="002c311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61d64"/>
    </style:style>
    <style:style style:name="P20" style:family="paragraph" style:parent-style-name="Standard">
      <style:paragraph-properties fo:text-align="start" style:justify-single-word="false"/>
      <style:text-properties officeooo:paragraph-rsid="002de579"/>
    </style:style>
    <style:style style:name="P21" style:family="paragraph" style:parent-style-name="Standard">
      <style:paragraph-properties fo:text-align="start" style:justify-single-word="false"/>
      <style:text-properties officeooo:paragraph-rsid="0035fd2c"/>
    </style:style>
    <style:style style:name="P22" style:family="paragraph" style:parent-style-name="Standard">
      <style:paragraph-properties fo:text-align="start" style:justify-single-word="false"/>
      <style:text-properties officeooo:rsid="0029a553" officeooo:paragraph-rsid="0029a553"/>
    </style:style>
    <style:style style:name="P23" style:family="paragraph" style:parent-style-name="Standard">
      <style:paragraph-properties fo:text-align="start" style:justify-single-word="false"/>
      <style:text-properties officeooo:rsid="0031b687" officeooo:paragraph-rsid="0031b687"/>
    </style:style>
    <style:style style:name="P24" style:family="paragraph" style:parent-style-name="Standard">
      <style:paragraph-properties fo:text-align="start" style:justify-single-word="false"/>
      <style:text-properties officeooo:rsid="0032bc25" officeooo:paragraph-rsid="0032bc25"/>
    </style:style>
    <style:style style:name="P25" style:family="paragraph" style:parent-style-name="Standard">
      <style:paragraph-properties fo:text-align="start" style:justify-single-word="false"/>
      <style:text-properties officeooo:rsid="003447ad" officeooo:paragraph-rsid="003447a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b32e2" officeooo:paragraph-rsid="0029a55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9e7ea" officeooo:paragraph-rsid="0029a55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9a553" officeooo:paragraph-rsid="0029a55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400fbe" officeooo:paragraph-rsid="00400fbe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47669d" officeooo:paragraph-rsid="0047669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47669d" officeooo:paragraph-rsid="0047669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4f6464" officeooo:paragraph-rsid="004f6464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5223b8" officeooo:paragraph-rsid="005223b8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5403c7" officeooo:paragraph-rsid="005403c7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5403c7" officeooo:paragraph-rsid="005403c7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55a38f" officeooo:paragraph-rsid="0055a38f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55a38f" officeooo:paragraph-rsid="0056f5b3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5a4621" officeooo:paragraph-rsid="005a462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5ac0f5" officeooo:paragraph-rsid="005ac0f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623fee" officeooo:paragraph-rsid="00623fee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6659e7" officeooo:paragraph-rsid="006659e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688d88" officeooo:paragraph-rsid="00688d88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6f3aad" officeooo:paragraph-rsid="006f3aa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711971" officeooo:paragraph-rsid="0071197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752b8b" officeooo:paragraph-rsid="00752b8b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77fd03" officeooo:paragraph-rsid="0077fd03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7c0a71" officeooo:paragraph-rsid="007c0a71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7f6556" officeooo:paragraph-rsid="007f655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8382cb" officeooo:paragraph-rsid="008382cb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84a1f9" officeooo:paragraph-rsid="0084a1f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3be399"/>
    </style:style>
    <style:style style:name="P52" style:family="paragraph" style:parent-style-name="Standard">
      <style:paragraph-properties fo:text-align="start" style:justify-single-word="false"/>
      <style:text-properties officeooo:paragraph-rsid="003e166e"/>
    </style:style>
    <style:style style:name="P53" style:family="paragraph" style:parent-style-name="Standard">
      <style:paragraph-properties fo:text-align="start" style:justify-single-word="false"/>
      <style:text-properties officeooo:paragraph-rsid="005d4fcc"/>
    </style:style>
    <style:style style:name="P54" style:family="paragraph" style:parent-style-name="Standard">
      <style:paragraph-properties fo:text-align="start" style:justify-single-word="false"/>
      <style:text-properties officeooo:paragraph-rsid="00677f1a"/>
    </style:style>
    <style:style style:name="P55" style:family="paragraph" style:parent-style-name="Standard">
      <style:paragraph-properties fo:text-align="start" style:justify-single-word="false"/>
      <style:text-properties officeooo:paragraph-rsid="00796deb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400fbe" officeooo:paragraph-rsid="00400fb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5a4621" officeooo:paragraph-rsid="005a462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623fee" officeooo:paragraph-rsid="00623fe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6f3aad" officeooo:paragraph-rsid="006f3aa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711971" officeooo:paragraph-rsid="00711971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812a88" officeooo:paragraph-rsid="00812a88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officeooo:rsid="00400fbe" officeooo:paragraph-rsid="00400fbe"/>
    </style:style>
    <style:style style:name="P63" style:family="paragraph" style:parent-style-name="Standard">
      <style:paragraph-properties fo:text-align="center" style:justify-single-word="false"/>
      <style:text-properties officeooo:paragraph-rsid="003be399"/>
    </style:style>
    <style:style style:name="P64" style:family="paragraph" style:parent-style-name="Standard">
      <style:paragraph-properties fo:text-align="center" style:justify-single-word="false"/>
      <style:text-properties fo:font-size="14pt" officeooo:rsid="00418e5c" officeooo:paragraph-rsid="00418e5c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paragraph-rsid="003be399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officeooo:rsid="00623fee" officeooo:paragraph-rsid="00623f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891" style:font-weight-asian="bold" style:font-weight-complex="bold"/>
    </style:style>
    <style:style style:name="T3" style:family="text">
      <style:text-properties fo:font-weight="bold" officeooo:rsid="00219dc3" style:font-weight-asian="bold" style:font-weight-complex="bold"/>
    </style:style>
    <style:style style:name="T4" style:family="text">
      <style:text-properties fo:font-weight="bold" officeooo:rsid="0024b21a" style:font-weight-asian="bold" style:font-weight-complex="bold"/>
    </style:style>
    <style:style style:name="T5" style:family="text">
      <style:text-properties fo:font-weight="bold" officeooo:rsid="0029e7ea" style:font-weight-asian="bold" style:font-weight-complex="bold"/>
    </style:style>
    <style:style style:name="T6" style:family="text">
      <style:text-properties fo:font-weight="bold" officeooo:rsid="002b32e2" style:font-weight-asian="bold" style:font-weight-complex="bold"/>
    </style:style>
    <style:style style:name="T7" style:family="text">
      <style:text-properties fo:font-weight="bold" officeooo:rsid="003a80b1" style:font-weight-asian="bold" style:font-weight-complex="bold"/>
    </style:style>
    <style:style style:name="T8" style:family="text">
      <style:text-properties fo:font-weight="bold" officeooo:rsid="003be399" style:font-weight-asian="bold" style:font-weight-complex="bold"/>
    </style:style>
    <style:style style:name="T9" style:family="text">
      <style:text-properties fo:font-weight="bold" officeooo:rsid="0035fd2c" style:font-weight-asian="bold" style:font-weight-complex="bold"/>
    </style:style>
    <style:style style:name="T10" style:family="text">
      <style:text-properties fo:font-weight="bold" officeooo:rsid="00377f3c" style:font-weight-asian="bold" style:font-weight-complex="bold"/>
    </style:style>
    <style:style style:name="T11" style:family="text">
      <style:text-properties fo:font-weight="bold" officeooo:rsid="003c4be8" style:font-weight-asian="bold" style:font-weight-complex="bold"/>
    </style:style>
    <style:style style:name="T12" style:family="text">
      <style:text-properties fo:font-weight="bold" officeooo:rsid="003e166e" style:font-weight-asian="bold" style:font-weight-complex="bold"/>
    </style:style>
    <style:style style:name="T13" style:family="text">
      <style:text-properties fo:font-weight="bold" officeooo:rsid="00400fbe" style:font-weight-asian="bold" style:font-weight-complex="bold"/>
    </style:style>
    <style:style style:name="T14" style:family="text">
      <style:text-properties fo:font-weight="bold" officeooo:rsid="005d4fcc" style:font-weight-asian="bold" style:font-weight-complex="bold"/>
    </style:style>
    <style:style style:name="T15" style:family="text">
      <style:text-properties fo:font-weight="bold" officeooo:rsid="005eed0a" style:font-weight-asian="bold" style:font-weight-complex="bold"/>
    </style:style>
    <style:style style:name="T16" style:family="text">
      <style:text-properties fo:font-weight="bold" officeooo:rsid="006047c1" style:font-weight-asian="bold" style:font-weight-complex="bold"/>
    </style:style>
    <style:style style:name="T17" style:family="text">
      <style:text-properties fo:font-weight="bold" officeooo:rsid="00796deb" style:font-weight-asian="bold" style:font-weight-complex="bold"/>
    </style:style>
    <style:style style:name="T18" style:family="text">
      <style:text-properties fo:font-weight="bold" officeooo:rsid="007aa6b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9dc3" style:font-weight-asian="normal" style:font-weight-complex="normal"/>
    </style:style>
    <style:style style:name="T21" style:family="text">
      <style:text-properties fo:font-weight="normal" officeooo:rsid="0023e38c" style:font-weight-asian="normal" style:font-weight-complex="normal"/>
    </style:style>
    <style:style style:name="T22" style:family="text">
      <style:text-properties fo:font-weight="normal" officeooo:rsid="0024b21a" style:font-weight-asian="normal" style:font-weight-complex="normal"/>
    </style:style>
    <style:style style:name="T23" style:family="text">
      <style:text-properties fo:font-weight="normal" officeooo:rsid="00261d64" style:font-weight-asian="normal" style:font-weight-complex="normal"/>
    </style:style>
    <style:style style:name="T24" style:family="text">
      <style:text-properties fo:font-weight="normal" officeooo:rsid="002662f9" style:font-weight-asian="normal" style:font-weight-complex="normal"/>
    </style:style>
    <style:style style:name="T25" style:family="text">
      <style:text-properties fo:font-weight="normal" officeooo:rsid="00283f22" style:font-weight-asian="normal" style:font-weight-complex="normal"/>
    </style:style>
    <style:style style:name="T26" style:family="text">
      <style:text-properties fo:font-weight="normal" officeooo:rsid="002de579" style:font-weight-asian="normal" style:font-weight-complex="normal"/>
    </style:style>
    <style:style style:name="T27" style:family="text">
      <style:text-properties fo:font-weight="normal" officeooo:rsid="002f5e2c" style:font-weight-asian="normal" style:font-weight-complex="normal"/>
    </style:style>
    <style:style style:name="T28" style:family="text">
      <style:text-properties fo:font-weight="normal" officeooo:rsid="003e166e" style:font-weight-asian="normal" style:font-weight-complex="normal"/>
    </style:style>
    <style:style style:name="T29" style:family="text">
      <style:text-properties fo:font-weight="normal" officeooo:rsid="003fbee3" style:font-weight-asian="normal" style:font-weight-complex="normal"/>
    </style:style>
    <style:style style:name="T30" style:family="text">
      <style:text-properties fo:font-weight="normal" officeooo:rsid="0043fd94" style:font-weight-asian="normal" style:font-weight-complex="normal"/>
    </style:style>
    <style:style style:name="T31" style:family="text">
      <style:text-properties fo:font-weight="normal" officeooo:rsid="0048eda8" style:font-weight-asian="normal" style:font-weight-complex="normal"/>
    </style:style>
    <style:style style:name="T32" style:family="text">
      <style:text-properties fo:font-weight="normal" officeooo:rsid="004a3bbe" style:font-weight-asian="normal" style:font-weight-complex="normal"/>
    </style:style>
    <style:style style:name="T33" style:family="text">
      <style:text-properties fo:font-weight="normal" officeooo:rsid="0050a33c" style:font-weight-asian="normal" style:font-weight-complex="normal"/>
    </style:style>
    <style:style style:name="T34" style:family="text">
      <style:text-properties fo:font-weight="normal" officeooo:rsid="0051cbd6" style:font-weight-asian="normal" style:font-weight-complex="normal"/>
    </style:style>
    <style:style style:name="T35" style:family="text">
      <style:text-properties fo:font-weight="normal" officeooo:rsid="005223b8" style:font-weight-asian="normal" style:font-weight-complex="normal"/>
    </style:style>
    <style:style style:name="T36" style:family="text">
      <style:text-properties fo:font-weight="normal" officeooo:rsid="005c8209" style:font-weight-asian="normal" style:font-weight-complex="normal"/>
    </style:style>
    <style:style style:name="T37" style:family="text">
      <style:text-properties fo:font-weight="normal" officeooo:rsid="005eed0a" style:font-weight-asian="normal" style:font-weight-complex="normal"/>
    </style:style>
    <style:style style:name="T38" style:family="text">
      <style:text-properties fo:font-weight="normal" officeooo:rsid="005d4fcc" style:font-weight-asian="normal" style:font-weight-complex="normal"/>
    </style:style>
    <style:style style:name="T39" style:family="text">
      <style:text-properties fo:font-weight="normal" officeooo:rsid="0064cd05" style:font-weight-asian="normal" style:font-weight-complex="normal"/>
    </style:style>
    <style:style style:name="T40" style:family="text">
      <style:text-properties fo:font-weight="normal" officeooo:rsid="00677f1a" style:font-weight-asian="normal" style:font-weight-complex="normal"/>
    </style:style>
    <style:style style:name="T41" style:family="text">
      <style:text-properties fo:font-weight="normal" officeooo:rsid="006a2e3f" style:font-weight-asian="normal" style:font-weight-complex="normal"/>
    </style:style>
    <style:style style:name="T42" style:family="text">
      <style:text-properties fo:font-weight="normal" officeooo:rsid="0072436e" style:font-weight-asian="normal" style:font-weight-complex="normal"/>
    </style:style>
    <style:style style:name="T43" style:family="text">
      <style:text-properties fo:font-weight="normal" officeooo:rsid="0073f8c5" style:font-weight-asian="normal" style:font-weight-complex="normal"/>
    </style:style>
    <style:style style:name="T44" style:family="text">
      <style:text-properties fo:font-weight="normal" officeooo:rsid="007594ec" style:font-weight-asian="normal" style:font-weight-complex="normal"/>
    </style:style>
    <style:style style:name="T45" style:family="text">
      <style:text-properties fo:font-weight="normal" officeooo:rsid="007a4795" style:font-weight-asian="normal" style:font-weight-complex="normal"/>
    </style:style>
    <style:style style:name="T46" style:family="text">
      <style:text-properties fo:font-weight="normal" officeooo:rsid="00796deb" style:font-weight-asian="normal" style:font-weight-complex="normal"/>
    </style:style>
    <style:style style:name="T47" style:family="text">
      <style:text-properties fo:font-weight="normal" officeooo:rsid="007f6978" style:font-weight-asian="normal" style:font-weight-complex="normal"/>
    </style:style>
    <style:style style:name="T48" style:family="text">
      <style:text-properties officeooo:rsid="001fb708"/>
    </style:style>
    <style:style style:name="T49" style:family="text">
      <style:text-properties officeooo:rsid="0020b537"/>
    </style:style>
    <style:style style:name="T50" style:family="text">
      <style:text-properties fo:font-variant="normal" fo:text-transform="none" fo:color="#202122" fo:letter-spacing="normal" fo:font-weight="bold" officeooo:rsid="0021c891" style:font-weight-asian="bold" style:font-weight-complex="bold"/>
    </style:style>
    <style:style style:name="T51" style:family="text">
      <style:text-properties fo:font-variant="normal" fo:text-transform="none" fo:color="#202122" style:font-name="sans-serif" fo:font-size="10.5pt" fo:letter-spacing="normal" fo:font-style="normal" fo:font-weight="bold" officeooo:rsid="0021c891" style:font-weight-asian="bold" style:font-weight-complex="bold"/>
    </style:style>
    <style:style style:name="T52" style:family="text">
      <style:text-properties fo:font-variant="normal" fo:text-transform="none" fo:color="#202122" style:font-name="sans-serif" fo:font-size="10.5pt" fo:letter-spacing="normal" fo:font-style="normal" fo:font-weight="normal" officeooo:rsid="0021c891" style:font-weight-asian="bold" style:font-weight-complex="bold"/>
    </style:style>
    <style:style style:name="T53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officeooo:rsid="0021c891" style:text-blinking="false" fo:background-color="#ffffff" loext:char-shading-value="0" style:font-weight-asian="bold" style:font-weight-complex="bold"/>
    </style:style>
    <style:style style:name="T54" style:family="text">
      <style:text-properties officeooo:rsid="002f5e2c"/>
    </style:style>
    <style:style style:name="T55" style:family="text">
      <style:text-properties officeooo:rsid="00358a78"/>
    </style:style>
    <style:style style:name="T56" style:family="text">
      <style:text-properties officeooo:rsid="00418e5c"/>
    </style:style>
    <style:style style:name="T57" style:family="text">
      <style:text-properties officeooo:rsid="004339c9"/>
    </style:style>
    <style:style style:name="T58" style:family="text">
      <style:text-properties officeooo:rsid="0043fd94"/>
    </style:style>
    <style:style style:name="T59" style:family="text">
      <style:text-properties officeooo:rsid="0044a721"/>
    </style:style>
    <style:style style:name="T60" style:family="text">
      <style:text-properties officeooo:rsid="0048a9a9"/>
    </style:style>
    <style:style style:name="T61" style:family="text">
      <style:text-properties officeooo:rsid="0048eda8"/>
    </style:style>
    <style:style style:name="T62" style:family="text">
      <style:text-properties officeooo:rsid="004a3bbe"/>
    </style:style>
    <style:style style:name="T63" style:family="text">
      <style:text-properties officeooo:rsid="005403c7"/>
    </style:style>
    <style:style style:name="T64" style:family="text">
      <style:text-properties officeooo:rsid="00563219"/>
    </style:style>
    <style:style style:name="T65" style:family="text">
      <style:text-properties officeooo:rsid="0056f5b3"/>
    </style:style>
    <style:style style:name="T66" style:family="text">
      <style:text-properties officeooo:rsid="0064cd05"/>
    </style:style>
    <style:style style:name="T67" style:family="text">
      <style:text-properties officeooo:rsid="0069b42f"/>
    </style:style>
    <style:style style:name="T68" style:family="text">
      <style:text-properties officeooo:rsid="006a2e3f"/>
    </style:style>
    <style:style style:name="T69" style:family="text">
      <style:text-properties officeooo:rsid="0072436e"/>
    </style:style>
    <style:style style:name="T70" style:family="text">
      <style:text-properties officeooo:rsid="007594ec"/>
    </style:style>
    <style:style style:name="T71" style:family="text">
      <style:text-properties officeooo:rsid="0078b2b1"/>
    </style:style>
    <style:style style:name="T72" style:family="text">
      <style:text-properties officeooo:rsid="007d9b4b"/>
    </style:style>
    <style:style style:name="T73" style:family="text">
      <style:text-properties officeooo:rsid="0082a4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PPUNTI G.</text:p>
      <text:p text:style-name="P2">VIE PERSIANE</text:p>
      <text:p text:style-name="P11">Dario I di Persia costruisce <text:span text:style-name="T1">le vie <text:s/>Persiane 2699 km da Persepoli a Sardi (Turchia)</text:span></text:p>
      <text:p text:style-name="P16">Erodoto disse che i corrieri a cavallo con staffetta portavano messaggi in 9 gg.</text:p>
      <text:p text:style-name="P17">In Turchia Dyabakir esiste poste come testimonianza.</text:p>
      <text:p text:style-name="P17"/>
      <text:p text:style-name="P3">RIVOLUZIONE NEOLITICO</text:p>
      <text:p text:style-name="P12">Prime rivoluzioni agricole in mezzaluna fertile(mesopotamia), X millennio a.c. </text:p>
      <text:p text:style-name="P4">MARCO POLO</text:p>
      <text:p text:style-name="P13">primo avventuriero attraverso viaggi della via della seta “IL MILIONE” <text:span text:style-name="T49">(India, Persia)</text:span>dove trascrisse i viaggi che ispirarono i successori <text:span text:style-name="T48">come Colombo e Calvino “città invisibili”.</text:span></text:p>
      <text:p text:style-name="P14">Egli arrivò fino in Cina e fu consigliere della dinastia Yang.</text:p>
      <text:p text:style-name="P14">Fece fantasticare sulle terre abitate allora sconosciute agli europei portando alla creazione di cartine <text:span text:style-name="T1">sull’ecumene(mondo abitato). </text:span></text:p>
      <text:p text:style-name="P15"><text:span text:style-name="T20">Ispirò in futuro anche il </text:span><text:span text:style-name="T3">ciclorama stanza interattiva con paesaggi dove immergersi nella realtà del paesaggio</text:span><text:span text:style-name="T2">(</text:span><text:span text:style-name="T50"> </text:span><text:a xlink:type="simple" xlink:href="https://it.wikipedia.org/wiki/1792" text:style-name="Internet_20_link" text:visited-style-name="Visited_20_Internet_20_Link"><text:span text:style-name="T53">1792</text:span></text:a><text:span text:style-name="T50"> </text:span><text:span text:style-name="T52">da Robert Barker </text:span><text:span text:style-name="T51">)</text:span><text:span text:style-name="T3">.</text:span></text:p>
      <text:p text:style-name="P6"/>
      <text:p text:style-name="P5">CINEMA</text:p>
      <text:p text:style-name="P19"><text:span text:style-name="T21">Nel 1895 nacque il cinema che mostrava paesaggi e movimenti urbani. </text:span><text:span text:style-name="T22">Nasce il cinema </text:span><text:span text:style-name="T4">verità</text:span><text:span text:style-name="T22"> con rappresentazioni di paesaggi anecumenici e periecunemici(terre inospitali)</text:span><text:span text:style-name="T23"> esempio Flaherty con 2 prerogative, cioè addentrarsi a vivere in queste terre e nonostante esista il turismo di massa è difficile che questo avvenga in terre lontane o inospitali. Altro esempio Nanuk(Flaherty) l’eschimese.</text:span></text:p>
      <text:p text:style-name="P19"><text:span text:style-name="T23">John Noel “ </text:span><text:span text:style-name="T24">la scalata del monte Everest 1924, </text:span><text:span text:style-name="T25">tutto ciò instaurerà il “movie-induced tourism” cioè l’induzione del desiderio di fare turismo da ciò che viene visto in pellicola.</text:span></text:p>
      <text:p text:style-name="P22"><text:span text:style-name="T25">A</text:span><text:span text:style-name="T19">d esempio film come Vacanze Romane furono parte di questo fenomeno per la tratta </text:span><text:span text:style-name="T1">USA ROMA. </text:span><text:span text:style-name="T5">Altro film è manhattan di woody hallen, </text:span><text:span text:style-name="T6">Breaveheart , il Postino(procida)</text:span></text:p>
      <text:p text:style-name="P26"/>
      <text:p text:style-name="P9">CONCETTI BASE</text:p>
      <text:p text:style-name="P18">Lo spazio terrestre è una zona d’area di terre acque più o meno vaste mentre il territorio sono sempre aree però di cui si sono appropriati i gruppi di animali o uomini.</text:p>
      <text:p text:style-name="P10">Il territorio <text:span text:style-name="T19"><text:s/>per essere tale deve essere delimitato da </text:span>frontiere<text:span text:style-name="T19"> e rappresentato così come lo spazio terrestre. Per fare ciò esistono le carte </text:span>geografiche.</text:p>
      <text:p text:style-name="P20"><text:span text:style-name="T26"><text:s/></text:span><text:span text:style-name="T27">Un esempio sono le pitture rupestri </text:span>parco del Mercantour-Argentera) <text:span text:style-name="T54">in Francia e </text:span>Valcamonica <text:span text:style-name="T54">in Italia.</text:span></text:p>
      <text:p text:style-name="P23">In Anatolia in Turchia ci sono pitture che rappresentano 80 abitazioni e un vulcano con lava.</text:p>
      <text:p text:style-name="P24">In Mesopotamia si usò l’argilla per fare le incisioni.</text:p>
      <text:p text:style-name="P25">Un tempo non si riusciva a rappresentare un territorio o spazio terrestre precisamente con le carte<text:span text:style-name="T56">II</text:span> geografiche <text:span text:style-name="T55">vi era la mancanza delle cordinate (latitudine, longitudine).</text:span></text:p>
      <text:p text:style-name="P51"><text:span text:style-name="T7">PINAX →</text:span><text:span text:style-name="T8"> </text:span><text:span text:style-name="T9">Uno dei primi fu disegnato da </text:span><text:span text:style-name="T8">Ecateo di Mileto </text:span><text:span text:style-name="T9">un </text:span><text:span text:style-name="T10">logografo </text:span><text:span text:style-name="T9"><text:s/>Greco </text:span><text:span text:style-name="T10">quindi.</text:span><text:span text:style-name="T8">Rappresentazione coste del mediterraneo </text:span><text:span text:style-name="T11">basata su quella di Anassimandro , poi il suo secondo libro Periegesi indica le zone costiere Africa nord Libia fino alle colonne d’ercole.</text:span></text:p>
      <text:p text:style-name="P63"><text:span text:style-name="T11"/></text:p>
      <text:p text:style-name="P64"><text:span text:style-name="T11">I</text:span><text:span text:style-name="T1">II secolo a.c.</text:span></text:p>
      <text:p text:style-name="P65"><text:span text:style-name="T11"/></text:p>
      <text:p text:style-name="P63"><text:span text:style-name="T11"/></text:p>
      <text:p text:style-name="P52"><text:span text:style-name="T13">ERODOTO → </text:span><text:span text:style-name="T28">Uno dei padri fondatori della geografia umana fu </text:span><text:span text:style-name="T12">Erodoto </text:span><text:span text:style-name="T28">egli nel </text:span><text:span text:style-name="T12">dicearco </text:span><text:span text:style-name="T28">disegna la prima cd linea di equatore cioè il </text:span><text:span text:style-name="T1">DIAFRAGMA</text:span><text:span text:style-name="T28"> </text:span><text:span text:style-name="T29">(primo parallelo).</text:span></text:p>
      <text:p text:style-name="P62"><text:span text:style-name="T29">E</text:span><text:span text:style-name="T19">gli definì pure il primo meridiano, quindi possiamo definirlo come il primo fondatore del </text:span><text:span text:style-name="T1">reticolato geografico(linea perpendicolare in corrispondenza di Rodi).</text:span></text:p>
      <text:p text:style-name="P29"><text:soft-page-break/>Eratostene→<text:span text:style-name="T57"> </text:span><text:span text:style-name="T30">Costruisce il primo mappamondo con 7 paralleli e 9 meridiani. Si iniziano a rappresentare le zone </text:span><text:span text:style-name="T58">ecumeniche con Asia(Alessandro M., Europa,Libia), </text:span><text:span text:style-name="T30">si inizia a misurare la latitudine con lo </text:span><text:span text:style-name="T58">GNOMONE, </text:span><text:span text:style-name="T59">ancora niente invece sulla misurazione della longitudine</text:span></text:p>
      <text:p text:style-name="P29"/>
      <text:p text:style-name="P30">273-192 A.C</text:p>
      <text:p text:style-name="P33"/>
      <text:p text:style-name="P31">Eratostene→<text:span text:style-name="T60"> </text:span><text:span text:style-name="T31">egli misurò la terra nel giorno del solstizio d’estate con un bastone piantato</text:span><text:span text:style-name="T32">(</text:span><text:span text:style-name="T62">GNOMONE)</text:span><text:span text:style-name="T31"> a </text:span><text:span text:style-name="T61">SIENE E UNO AD ALESSANDRIA, </text:span><text:span text:style-name="T31">la luce che il sole in posizione perpendicolare all’osservatore cioè lo </text:span><text:span text:style-name="T61">zenit, </text:span><text:span text:style-name="T31">vide che a sud cioè Siene non veniva proiettata nessuna ombra invece a Nord ad Alessandria(così si pensava fosse), vi era l’ombra per un’inclinazione di 12 gradi 7’ quindi così ne misurò la </text:span><text:span text:style-name="T61">latitudine.</text:span></text:p>
      <text:p text:style-name="P31"/>
      <text:p text:style-name="P30">Ipparco da Nicea (Turchia) II secolo a.c.</text:p>
      <text:p text:style-name="P32">IPPARCO→ <text:span text:style-name="T33">definisce il primo reticolato geografico </text:span><text:span text:style-name="T34">definisce il sistema moderno per la misurazione della latitudine e la longitudine </text:span><text:span text:style-name="T35">(equidistanza delle latitudini e delle longitudini)</text:span></text:p>
      <text:p text:style-name="P34"><text:span text:style-name="T35">c</text:span><text:span text:style-name="T19">ioè tavole trigonometriche </text:span></text:p>
      <text:p text:style-name="P34"><text:span text:style-name="T19"/></text:p>
      <text:p text:style-name="P35"/>
      <text:p text:style-name="P37"><text:span text:style-name="T63">Posidonio 135 al 51 a.C.→</text:span><text:span text:style-name="T65"> </text:span>Fu Petrus Bertius nel 1630 a mostrare le sue carte geografiche <text:span text:style-name="T64">(con forma lenticolare)</text:span>Posidonio greco.</text:p>
      <text:p text:style-name="P37"/>
      <text:p text:style-name="P38">STRABONE→ <text:span text:style-name="T19">filosofo greco vissuto in epoca Romana e che lasciò gli scritti nei libri </text:span>geographia </text:p>
      <text:p text:style-name="P57">basandosi sui viaggi di avventurieri della sua era.</text:p>
      <text:p text:style-name="P57"/>
      <text:p text:style-name="P39">TOLOMEO→ II sec d.c. <text:span text:style-name="T19">Disegna con più precisione le mappe di Ipparco di Nicea, </text:span><text:span text:style-name="T36">prima proiezione tronco-conica.</text:span></text:p>
      <text:p text:style-name="P39"><text:span text:style-name="T36"/></text:p>
      <text:p text:style-name="P53"><text:span text:style-name="T14">CARTE ROMANE→ </text:span><text:span text:style-name="T38">Sono carte scientifiche che hanno un utilizzo commerciale politico amministrativo, dove vengono rappresentate catene montuose, reti stradali e corsi d’acqua più nel dettaglio</text:span><text:span text:style-name="T37">(Tabula </text:span><text:span text:style-name="T15">Peutingeriana →</text:span><text:span text:style-name="T16"> ROMA, COSTANTINOPOLI, ANTIOCHIA</text:span><text:span text:style-name="T15">).</text:span></text:p>
      <text:p text:style-name="P66"><text:span text:style-name="T15">Madaba </text:span><text:span text:style-name="T19">città Romana ora Giordania con sontuosi palazzi decorati con moaici che illustrano itinerari per raggiungere </text:span><text:span text:style-name="T1">GERUSALEMME DA OLTRE 150 LOCALITÀ.</text:span></text:p>
      <text:p text:style-name="P66"><text:span text:style-name="T1"/></text:p>
      <text:p text:style-name="P40">Scudo di Dura Europos→<text:span text:style-name="T66"> </text:span><text:span text:style-name="T39">fu scoperto nel 1923 nella allora mesopotamia Siria, e rappresenta il tratto di strada dal </text:span><text:span text:style-name="T66">mar nero all’armenia.</text:span></text:p>
      <text:p text:style-name="P58"/>
      <text:p text:style-name="P41">CARTOGRAFIA ROMANA</text:p>
      <text:p text:style-name="P54"><text:span text:style-name="T40">Vi era ad esempio la cartografia locale di un villaggio romano sul nilo </text:span><text:span text:style-name="T1">Notitia dignitatum.</text:span></text:p>
      <text:p text:style-name="P54"><text:span text:style-name="T1"/></text:p>
      <text:p text:style-name="P42">POMPONIO MELA→ <text:span text:style-name="T67">(Tingentera ora Gibilterra), <text:s/></text:span><text:span text:style-name="T68">la sua è la più antica opera letteraria geografica latina dove cita Strabone, Posidonio, <text:s/>Eratostene(gnomone), Erodoto, </text:span><text:span text:style-name="T41">opera che non rappresenta solo tecnicismi fisici- geografici, ma anche digressioni a carattere storico letterario.</text:span></text:p>
      <text:p text:style-name="P42"><text:span text:style-name="T41"/></text:p>
      <text:p text:style-name="P43"><text:span text:style-name="T41"/></text:p>
      <text:p text:style-name="P43">GEOGRAFIA NEL MEDIOEVO</text:p>
      <text:p text:style-name="P59"/>
      <text:p text:style-name="P60">In Europa si va a perdere ogni forma di rappresentazione che i cartografi ionici avevano descritto scientificamente.</text:p>
      <text:p text:style-name="P61">Nascono anche i <text:span text:style-name="T1">portolani </text:span>manuali per navigazione navale aeronautica in Italia e <text:span text:style-name="T73">poi in </text:span><text:s/>Spagna</text:p>
      <text:p text:style-name="P44">La T nella O dove la O è l’oceano e la T il mediterraneo è la verticale della T e a sinistra di essa il confine europa asia e a destra asia africa con il nilo.</text:p>
      <text:p text:style-name="P44"><text:soft-page-break/>Beatus di Valcavado→<text:span text:style-name="T69"> mappamondo che rappresenta con il mappamondo l’apocalisse </text:span><text:span text:style-name="T42">egli era un monaco benedettino spagnolo</text:span><text:span text:style-name="T43">(776 d.c.).</text:span></text:p>
      <text:p text:style-name="P45">IDRISI→ <text:span text:style-name="T19">geografo arabo nel medioevo fa eccezione per le rappresentazioni dei paralleli curvi(più scientifico).</text:span></text:p>
      <text:p text:style-name="P45"><text:span text:style-name="T19"/></text:p>
      <text:p text:style-name="P45">Angelino Dalorto del 1325 →<text:span text:style-name="T70"> </text:span><text:span text:style-name="T44">riporta le principali carte nautiche delle città marittime la prima in assoluto della rep.marinara di Gaeta.</text:span></text:p>
      <text:p text:style-name="P45"><text:span text:style-name="T44"/></text:p>
      <text:p text:style-name="P46">Carte Nautiche→ la Pisana, la scuola di Ancona(Grazioso Benincasa),<text:span text:style-name="T71">[1492].</text:span></text:p>
      <text:p text:style-name="P55"><text:span text:style-name="T17">ATLANTE CATALANO→ <text:s/></text:span><text:span text:style-name="T18">1375 </text:span><text:span text:style-name="T46">il più importante portolano del medioevo erano 6 fogli 65x50 cm l’uno attaccati a delle </text:span><text:span text:style-name="T45">tavole</text:span><text:span text:style-name="T46"> di legno.</text:span></text:p>
      <text:p text:style-name="P47">TABULA DEL MEDITERRANEO→ <text:span text:style-name="T72">Era Genovese di Carignano(Giovanni di Mauro).</text:span></text:p>
      <text:p text:style-name="P48">VINLAND MAP→ <text:span text:style-name="T19">rappresenta tutto l’ecumene conosciuto con anche Islanda e Groelandia</text:span><text:span text:style-name="T47">(l’isola di Vinland ai tempi).</text:span></text:p>
      <text:p text:style-name="P48"><text:span text:style-name="T47"/></text:p>
      <text:p text:style-name="P49">PORTOLANO→ <text:span text:style-name="T19"><text:s/>il più antico è quello di Cristoforo Buondelmonte 1422.</text:span></text:p>
      <text:p text:style-name="P50">MARTIN BEHAIM→ <text:span text:style-name="T19">indica cartografia oltre la siberia </text:span></text:p>
      <text:p text:style-name="P66"><text:span text:style-name="T1"/></text:p>
      <text:p text:style-name="P53"><text:span text:style-name="T15"/></text:p>
      <text:p text:style-name="P36"/>
      <text:p text:style-name="P56"/>
      <text:p text:style-name="P62"><text:span text:style-name="T29"/></text:p>
      <text:p text:style-name="P21"/>
      <text:p text:style-name="P27"/>
      <text:p text:style-name="P27"/>
      <text:p text:style-name="P28"/>
      <text:p text:style-name="P7"/>
      <text:p text:style-name="P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4:18:17.894919104</meta:creation-date>
    <dc:date>2022-02-05T14:49:03.646655923</dc:date>
    <meta:editing-duration>PT6H18M14S</meta:editing-duration>
    <meta:editing-cycles>102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973" meta:character-count="6474" meta:non-whitespace-character-count="5542"/>
  </office:meta>
</office:document-meta>
</file>